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cm" svg:height="0.7cm" svg:x="5.3cm" svg:y="4.2cm">
          <text:p/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20:40:18.003787870</meta:creation-date>
    <meta:editing-duration>PT24S</meta:editing-duration>
    <meta:editing-cycles>2</meta:editing-cycles>
    <meta:generator>LibreOffice/7.6.7.2$Linux_X86_64 LibreOffice_project/60$Build-2</meta:generator>
    <dc:title>digram_and_color_theme_standard</dc:title>
    <dc:date>2026-03-18T21:29:17.490782838</dc:date>
    <meta:document-statistic meta:object-count="1"/>
    <meta:template xlink:type="simple" xlink:actuate="onRequest" xlink:title="digram_and_color_theme_standard" xlink:href="../../../../../Templates/digram_and_color_theme_standard.otg" meta:date="2026-03-18T20:40:16.815305616"/>
  </office:meta>
</office:document-meta>
</file>